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helvetica1" svg:font-family="helvetica"/>
    <style:font-face style:name="helvetica" svg:font-family="helvetica" style:font-adornments="Standard"/>
    <style:font-face style:name="Nimbus Mono L" svg:font-family="'Nimbus Mono L'" style:font-family-generic="modern" style:font-pitch="fixed"/>
    <style:font-face style:name="Bitstream Vera Sans3" svg:font-family="'Bitstream Vera Sans'" style:font-pitch="variable"/>
    <style:font-face style:name="Bitstream Vera Sans1" svg:font-family="'Bitstream Vera Sans'" style:font-adornments="Bold" style:font-pitch="variable"/>
    <style:font-face style:name="Bitstream Vera Sans2" svg:font-family="'Bitstream Vera Sans'" style:font-adornments="Bold Italic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7597in" style:rel-column-width="1094*"/>
    </style:style>
    <style:style style:name="Table1.B" style:family="table-column">
      <style:table-column-properties style:column-width="5.9319in" style:rel-column-width="8542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tyle="italic" style:font-style-asian="italic" style:font-style-complex="italic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 style:list-style-name="List_20_2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ans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Table_20_Heading">Stufenplan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1">Stufe 1</text:p>
          </table:table-cell>
          <table:table-cell table:style-name="Table1.B2" office:value-type="string">
            <text:p text:style-name="P2">Voraussichtliches Ende: 1. Juni 2006</text:p>
          </table:table-cell>
        </table:table-row>
        <table:table-row>
          <table:table-cell table:style-name="Table1.A2" office:value-type="string">
            <text:p text:style-name="P3">Ziele:</text:p>
          </table:table-cell>
          <table:table-cell table:style-name="Table1.B2" office:value-type="string">
            <text:list text:style-name="List_20_2">
              <text:list-item>
                <text:p text:style-name="P4">Editor mit Grundfunktionalität</text:p>
              </text:list-item>
              <text:list-item>
                <text:p text:style-name="P4">Bearbeitung von mehreren Dateien (MDI)</text:p>
              </text:list-item>
              <text:list-item>
                <text:p text:style-name="P4">Syntax-Highlighting (Unterscheidung von Code und Kommentar)</text:p>
              </text:list-item>
              <text:list-item>
                <text:p text:style-name="P4">Möglichkeit der Änderung grundlegender Einstellungen</text:p>
              </text:list-item>
              <text:list-item>
                <text:p text:style-name="P4">Compiler ohne Optimierung</text:p>
              </text:list-item>
              <text:list-item>
                <text:p text:style-name="P4">Debugger gibt die Zellenindezes -und werte an</text:p>
              </text:list-item>
              <text:list-item>
                <text:p text:style-name="P4">Beim Debugging wird der ganze Code Schritt für Schritt durchlaufen; es können keine Breakpoints gesetzt werden</text:p>
              </text:list-item>
              <text:list-item>
                <text:p text:style-name="P4">Es gibt keinen expliziten Interpreter; intern wird diese Funktionalität aber für den Debugger bereitgestellt</text:p>
              </text:list-item>
            </text:list>
          </table:table-cell>
        </table:table-row>
        <table:table-row>
          <table:table-cell table:style-name="Table1.A2" office:value-type="string">
            <text:p text:style-name="P1">Stufe 2</text:p>
          </table:table-cell>
          <table:table-cell table:style-name="Table1.B2" office:value-type="string">
            <text:p text:style-name="P2">Voraussichtliches Ende: 7. Juli 2006</text:p>
          </table:table-cell>
        </table:table-row>
        <table:table-row>
          <table:table-cell table:style-name="Table1.A2" office:value-type="string">
            <text:p text:style-name="P3">Ziele:</text:p>
          </table:table-cell>
          <table:table-cell table:style-name="Table1.B2" office:value-type="string">
            <text:list text:style-name="List_20_2">
              <text:list-item>
                <text:p text:style-name="P4">Saubere Trennung der Programmkomponenten mittels DLLs</text:p>
              </text:list-item>
              <text:list-item>
                <text:p text:style-name="P4">Erweiterte Einstellungen möglich</text:p>
              </text:list-item>
              <text:list-item>
                <text:p text:style-name="P4">Code-Optimierung</text:p>
              </text:list-item>
              <text:list-item>
                <text:p text:style-name="P4">Überarbeitung des Designs</text:p>
              </text:list-item>
            </text:list>
          </table:table-cell>
        </table:table-row>
        <table:table-row>
          <table:table-cell table:style-name="Table1.A2" office:value-type="string">
            <text:p text:style-name="P1">Stufe 3</text:p>
          </table:table-cell>
          <table:table-cell table:style-name="Table1.B2" office:value-type="string">
            <text:p text:style-name="P2">Voraussichtliches Ende: 11. September 2006</text:p>
          </table:table-cell>
        </table:table-row>
        <table:table-row>
          <table:table-cell table:style-name="Table1.A2" office:value-type="string">
            <text:p text:style-name="P5">Ziele:</text:p>
          </table:table-cell>
          <table:table-cell table:style-name="Table1.B2" office:value-type="string">
            <text:list text:style-name="List_20_2">
              <text:list-item>
                <text:p text:style-name="P4">Volle Funktionalität des Debuggers</text:p>
              </text:list-item>
              <text:list-item>
                <text:p text:style-name="P4">Erweitertes Syntax-Hightlightung (Hervorhebung zusammengehöriger Klammern, ...)</text:p>
              </text:list-item>
              <text:list-item>
                <text:p text:style-name="P4">Assistent für diverse Programmoperationen (zB Grundrechenarten, Verschieben von Zellenwerten, ...)</text:p>
              </text:list-item>
              <text:list-item>
                <text:p text:style-name="P4">Erweiterung des Compilers (dynamische Allokation von Zellen)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helvetica1" svg:font-family="helvetica"/>
    <style:font-face style:name="helvetica" svg:font-family="helvetica" style:font-adornments="Standard"/>
    <style:font-face style:name="Nimbus Mono L" svg:font-family="'Nimbus Mono L'" style:font-family-generic="modern" style:font-pitch="fixed"/>
    <style:font-face style:name="Bitstream Vera Sans3" svg:font-family="'Bitstream Vera Sans'" style:font-pitch="variable"/>
    <style:font-face style:name="Bitstream Vera Sans1" svg:font-family="'Bitstream Vera Sans'" style:font-adornments="Bold" style:font-pitch="variable"/>
    <style:font-face style:name="Bitstream Vera Sans2" svg:font-family="'Bitstream Vera Sans'" style:font-adornments="Bold Italic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helvetica"/>
    </style:style>
    <style:style style:name="Text_20_body" style:display-name="Text body" style:family="paragraph" style:parent-style-name="Standard" style:class="text">
      <style:paragraph-properties fo:margin-top="0in" fo:margin-bottom="0.0835in" fo:background-color="transparent">
        <style:background-image/>
      </style:paragraph-properties>
      <style:text-properties style:font-name="Bitstream Vera Sans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Bitstream Vera Sans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Bitstream Vera Sans2" fo:font-size="14pt" fo:font-style="obliqu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Bitstream Vera Sans1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Bitstream Vera Sans2" fo:font-size="85%" fo:font-style="obliqu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1" text:display-levels="5">
        <style:list-level-properties text:min-label-distance="0.15in"/>
      </text:outline-level-style>
      <text:outline-level-style text:level="6" style:num-format="1" text:display-levels="6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HeaderTable" style:family="table">
      <style:table-properties style:width="6.6944in" fo:margin-left="0in" fo:margin-right="-0.0021in" table:align="margins"/>
    </style:style>
    <style:style style:name="HeaderTable.A" style:family="table-column">
      <style:table-column-properties style:column-width="5.5285in" style:rel-column-width="54120*"/>
    </style:style>
    <style:style style:name="HeaderTable.B" style:family="table-column">
      <style:table-column-properties style:column-width="1.166in" style:rel-column-width="11415*"/>
    </style:style>
    <style:style style:name="HeaderTable.A1" style:family="table-cell">
      <style:table-cell-properties fo:padding="0in" fo:border="none"/>
    </style:style>
    <style:style style:name="P1" style:family="paragraph" style:parent-style-name="Standard">
      <style:text-properties style:font-name="helvetica1" fo:font-size="10pt" style:font-size-asian="10pt" style:font-size-complex="10pt"/>
    </style:style>
    <style:style style:name="P2" style:family="paragraph" style:parent-style-name="Table_20_Contents">
      <style:text-properties style:font-name="helvetica1" fo:font-size="10pt" style:font-size-asian="10pt" style:font-size-complex="10pt"/>
    </style:style>
    <style:style style:name="P3" style:family="paragraph" style:parent-style-name="Footer">
      <style:text-properties style:font-name="helvetica1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in" svg:y="0in" svg:width="3.2689in" svg:height="0.4543in" draw:z-index="0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1">Daniel Posch</text:p>
                  </table:table-cell>
                </table:table-row>
                <table:table-row>
                  <table:table-cell table:style-name="HeaderTable.A1" office:value-type="string">
                    <text:p text:style-name="P1">David Christa</text:p>
                  </table:table-cell>
                </table:table-row>
                <table:table-row>
                  <table:table-cell table:style-name="HeaderTable.A1" office:value-type="string">
                    <text:p text:style-name="P1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1">Stufenplan</text:p>
            </table:table-cell>
            <table:table-cell table:style-name="HeaderTable.A1" office:value-type="string">
              <text:p text:style-name="P1">Wolfgang Moser</text:p>
            </table:table-cell>
          </table:table-row>
        </table:table>
        <text:p text:style-name="P2">3 CHD – 2005/06</text:p>
      </style:header>
      <style:footer>
        <text:p text:style-name="P3"><text:date style:data-style-name="N37" text:date-value="2005-12-23T00:20:17.98" text:fixed="true">23.12.05</text:date><text:tab/><text:tab/>Seite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initial-creator>David Christa</meta:initial-creator>
    <meta:creation-date>2005-12-16T13:36:59</meta:creation-date>
    <dc:date>2006-02-05T00:10:50</dc:date>
    <dc:language>de-DE</dc:language>
    <meta:editing-cycles>47</meta:editing-cycles>
    <meta:editing-duration>PT14H27M36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35" meta:word-count="147" meta:character-count="1147"/>
  </office:meta>
</office:document-meta>
</file>